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8.222cm"/>
    </style:style>
    <style:style style:name="gr4" style:family="graphic" style:parent-style-name="standard">
      <style:graphic-properties draw:stroke="none" draw:fill="none" fo:min-height="2.878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2_5f_2_5f_1">
      <style:graphic-properties draw:stroke="none" draw:fill="none" fo:min-height="10.839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95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0.4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11.431cm"/>
    </style:style>
    <style:style style:name="pr7" style:family="presentation" style:parent-style-name="Inspiration-subtitle">
      <style:graphic-properties draw:textarea-vertical-align="top" fo:min-height="6.986cm"/>
    </style:style>
    <style:style style:name="pr8" style:family="presentation" style:parent-style-name="Inspiration-subtitle">
      <style:graphic-properties draw:textarea-vertical-align="top" fo:min-height="14.606cm"/>
    </style:style>
    <style:style style:name="pr9" style:family="presentation" style:parent-style-name="Inspiration-subtitle">
      <style:graphic-properties draw:textarea-vertical-align="top" fo:min-height="3.246cm"/>
    </style:style>
    <style:style style:name="pr10" style:family="presentation" style:parent-style-name="Inspiration-subtitle">
      <style:graphic-properties draw:textarea-vertical-align="top" fo:min-height="9.526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style:font-name="Droid Sans Mono"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1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font-weight="normal" style:font-weight-asian="normal" style:font-weight-complex="normal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Droid Sans Mono" fo:font-size="10pt" style:font-size-asian="10pt" style:font-size-complex="10pt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-33% 58%" fo:font-size="18pt" style:font-size-asian="18pt" style:font-size-complex="18pt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4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4" draw:text-style-name="P5" draw:layer="layout" svg:width="24.4cm" svg:height="11.431cm" svg:x="1.2cm" svg:y="4.4cm">
          <draw:text-box>
            <text:p><text:span text:style-name="T4">обработка текстов на естественом языке, </text:span></text:p>
            <text:p><text:span text:style-name="T4">natural language processing (NLP)</text:span></text:p>
            <text:p><text:span text:style-name="T4">с помощью </text:span><text:span text:style-name="T5">частотного анализа</text:span></text:p>
            <text:p text:style-name="P2"><text:span text:style-name="T6"/></text:p>
            <text:p text:style-name="P2"><text:span text:style-name="T6"/></text:p>
            <text:p text:style-name="P3"><text:span text:style-name="T6"/></text:p>
            <text:p text:style-name="P2"><text:span text:style-name="T7">сортировка</text:span><text:span text:style-name="T6"> по заданным темам</text:span></text:p>
            <text:p text:style-name="P2"><text:span text:style-name="T6"/></text:p>
            <text:p text:style-name="P3"><text:span text:style-name="T6">определение авторства</text:span></text:p>
            <text:p text:style-name="P3"><text:span text:style-name="T6"/></text:p>
            <text:p text:style-name="P3"><text:span text:style-name="T6">поиск похожих текстов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текст должен содержать слова в достаточном количестве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8.891cm" svg:x="3.2cm" svg:y="4.154cm">
          <draw:text-box>
            <text:p><text:span text:style-name="T6"/></text:p>
            <text:p><text:span text:style-name="T4">система обработки текстов</text:span></text:p>
            <text:p><text:span text:style-name="T4"/></text:p>
            <text:p><text:span text:style-name="T6"/></text:p>
            <text:p><text:span text:style-name="T6">подбор текстов для обучения</text:span></text:p>
            <text:p><text:span text:style-name="T6"/></text:p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6">обучение модели ML</text:span></text:p>
            <text:p text:style-name="P2"><text:span text:style-name="T6"/></text:p>
            <text:p text:style-name="P2"><text:span text:style-name="T6">тестирование результата</text:span></text:p>
            <text:p text:style-name="P2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6" draw:text-style-name="P5" draw:layer="layout" svg:width="19.2cm" svg:height="11.431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6"/></text:p>
            <text:p text:style-name="P2"><text:span text:style-name="T6">токенизация</text:span></text:p>
            <text:p text:style-name="P2"><text:span text:style-name="T6"/></text:p>
            <text:p text:style-name="P2"><text:span text:style-name="T6">очистка</text:span></text:p>
            <text:p text:style-name="P2"><text:span text:style-name="T6"/></text:p>
            <text:p text:style-name="P2"><text:span text:style-name="T6">составление словаря</text:span></text:p>
            <text:p text:style-name="P2"><text:span text:style-name="T6"/></text:p>
            <text:p text:style-name="P2"><text:span text:style-name="T6">частотный анализ текстов по словарю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( bag of words, BoW)</text:span></text:p>
            <text:p text:style-name="P2"><text:span text:style-name="T6"/></text:p>
            <text:p text:style-name="P2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7" draw:text-style-name="P5" draw:layer="layout" svg:width="19.2cm" svg:height="6.986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токенизация</text:span></text:p>
            <text:p text:style-name="P2"><text:span text:style-name="T6"/></text:p>
            <text:p text:style-name="P2"><text:span text:style-name="T6"/></text:p>
            <text:p text:style-name="P2"><text:span text:style-name="T6">разбиения текста на отдельные слова</text:span></text:p>
            <text:p text:style-name="P2"><text:span text:style-name="T6">и/или словосочетания</text:span></text:p>
            <text:p text:style-name="P2"><text:span text:style-name="T6"/></text:p>
            <text:p text:style-name="P2"><text:span text:style-name="T6"/></text:p>
            <text:p text:style-name="P2"><text:span text:style-name="T6">n-gram - последовательность из n слов</text:span></text:p>
          </draw:text-box>
        </draw:frame>
        <draw:frame draw:style-name="gr2" draw:text-style-name="P7" draw:layer="layout" svg:width="18.983cm" svg:height="3.199cm" svg:x="4.617cm" svg:y="15.4cm">
          <draw:text-box>
            <text:p><text:span text:style-name="T8">Законодательная дума Хабаровского края (duma.khv.ru)</text:span></text:p>
            <text:p><text:span text:style-name="T8"/></text:p>
            <text:p><text:span text:style-name="T8">[ 'Законодательная', 'дума', 'Хабаровского', 'края', '(duma.khv.ru)' 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8" draw:text-style-name="P9" draw:layer="layout" svg:width="16.4cm" svg:height="14.606cm" svg:x="1.6cm" svg:y="4.2cm">
          <draw:text-box>
            <text:p text:style-name="P2"><text:span text:style-name="T4">извлечение признаков из текста</text:span></text:p>
            <text:p text:style-name="P2"><text:span text:style-name="T5">очистка</text:span></text:p>
            <text:p text:style-name="P2"><text:span text:style-name="T6"/></text:p>
            <text:p text:style-name="P2"><text:span text:style-name="T6">зависит от задачи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лемматизация - приведение слов к нормальному виду</text:span></text:p>
            <text:p text:style-name="P2"><text:span text:style-name="T9">или</text:span></text:p>
            <text:p text:style-name="P2"><text:span text:style-name="T6">стеминг - выделение основ слов <text:s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8"><text:span text:style-name="T6">удаление стоп-слов (предлоги и т.п.)</text:span></text:p>
            <text:p text:style-name="P8"><text:span text:style-name="T6"/></text:p>
            <text:p text:style-name="P8"><text:span text:style-name="T6"/></text:p>
            <text:p text:style-name="P8"><text:span text:style-name="T6">удаление лишних символов (знаки препинания и т.п.)</text:span></text:p>
            <text:p text:style-name="P8"><text:span text:style-name="T6">«смайлики» - отдельное слово</text:span></text:p>
            <text:p text:style-name="P8"><text:span text:style-name="T6"/></text:p>
            <text:p text:style-name="P2"><text:span text:style-name="T6"/></text:p>
            <text:p text:style-name="P2"><text:span text:style-name="T6">преобразование чисел, интернет ссылок и т.п.</text:span></text:p>
            <text:p text:style-name="P2"><text:span text:style-name="T6"/></text:p>
            <text:p text:style-name="P4"><text:span text:style-name="T6"/></text:p>
          </draw:text-box>
        </draw:frame>
        <draw:frame draw:style-name="gr3" draw:text-style-name="P10" draw:layer="layout" svg:width="4.642cm" svg:height="8.472cm" svg:x="20.558cm" svg:y="10.728cm">
          <draw:text-box>
            <text:p text:style-name="P4"><text:span text:style-name="T10">['законодательн',</text:span></text:p>
            <text:p text:style-name="P4"><text:span text:style-name="T10"><text:s/></text:span><text:span text:style-name="T10">'дум',</text:span></text:p>
            <text:p text:style-name="P4"><text:span text:style-name="T10"><text:s/></text:span><text:span text:style-name="T10">'хабаровск',</text:span></text:p>
            <text:p text:style-name="P4"><text:span text:style-name="T10"><text:s/></text:span><text:span text:style-name="T10">'кра',</text:span></text:p>
            <text:p text:style-name="P4"><text:span text:style-name="T10"><text:s/></text:span><text:span text:style-name="T10">'url',</text:span></text:p>
            <text:p text:style-name="P4"><text:span text:style-name="T10"><text:s/></text:span><text:span text:style-name="T10">'состоя',</text:span></text:p>
            <text:p text:style-name="P4"><text:span text:style-name="T10"><text:s/></text:span><text:span text:style-name="T10">'очередн',</text:span></text:p>
            <text:p text:style-name="P4"><text:span text:style-name="T10"><text:s/></text:span><text:span text:style-name="T10">'заседан',</text:span></text:p>
            <text:p text:style-name="P4"><text:span text:style-name="T10"><text:s/></text:span><text:span text:style-name="T10">'дум',</text:span></text:p>
            <text:p text:style-name="P4"><text:span text:style-name="T10"><text:s/></text:span><text:span text:style-name="T10">'последн',</text:span></text:p>
            <text:p text:style-name="P4"><text:span text:style-name="T10"><text:s/></text:span><text:span text:style-name="T10">'перед',</text:span></text:p>
            <text:p text:style-name="P4"><text:span text:style-name="T10"><text:s/></text:span><text:span text:style-name="T10">'каникул',</text:span></text:p>
            <text:p text:style-name="P4"><text:span text:style-name="T10"><text:s/></text:span><text:span text:style-name="T10">'очередн',</text:span></text:p>
            <text:p text:style-name="P4"><text:span text:style-name="T10"><text:s/></text:span><text:span text:style-name="T10">'заседан',</text:span></text:p>
            <text:p text:style-name="P4"><text:span text:style-name="T10"><text:s/></text:span><text:span text:style-name="T10">'законодательн',</text:span></text:p>
            <text:p text:style-name="P4"><text:span text:style-name="T10"><text:s/></text:span><text:span text:style-name="T10">'дум',</text:span></text:p>
            <text:p text:style-name="P4"><text:span text:style-name="T10"><text:s/></text:span><text:span text:style-name="T10">'хабаровск',</text:span></text:p>
            <text:p text:style-name="P4"><text:span text:style-name="T10"><text:s/></text:span><text:span text:style-name="T10">'кра',</text:span></text:p>
            <text:p text:style-name="P4"><text:span text:style-name="T10"><text:s/></text:span><text:span text:style-name="T10">'состоя',</text:span></text:p>
            <text:p text:style-name="P4"><text:span text:style-name="T10"><text:s/></text:span><text:span text:style-name="T10">'digit',</text:span></text:p>
          </draw:text-box>
        </draw:frame>
        <draw:frame draw:style-name="gr4" draw:text-style-name="P10" draw:layer="layout" svg:width="8.4cm" svg:height="3.128cm" svg:x="18.8cm" svg:y="6.4cm">
          <draw:text-box>
            <text:p text:style-name="P4"><text:span text:style-name="T10">Законодательная дума Хабаровского края (duma.khv.ru) Состоялось</text:span></text:p>
            <text:p text:style-name="P4"><text:span text:style-name="T10">очередное заседание Думы На последнем перед каникулами очередном заседании</text:span></text:p>
            <text:p text:style-name="P4"><text:span text:style-name="T10">Законодательной Думы Хабаровского края, состоявшемся 28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9" draw:text-style-name="P5" draw:layer="layout" svg:width="19.2cm" svg:height="3.246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составление словаря</text:span></text:p>
            <text:p text:style-name="P2"><text:span text:style-name="T6"/></text:p>
            <text:p text:style-name="P2"><text:span text:style-name="T6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0">[</text:span></text:p>
            <text:p text:style-name="P4"><text:span text:style-name="T10"><text:s/></text:span><text:span text:style-name="T10">'digit',</text:span></text:p>
            <text:p text:style-name="P4"><text:span text:style-name="T10"><text:s/></text:span><text:span text:style-name="T10">'url',</text:span></text:p>
            <text:p text:style-name="P4"><text:span text:style-name="T10"><text:s/></text:span><text:span text:style-name="T10">'администрац',</text:span></text:p>
            <text:p text:style-name="P4"><text:span text:style-name="T10"><text:s/></text:span><text:span text:style-name="T10">'большинств',</text:span></text:p>
            <text:p text:style-name="P4"><text:span text:style-name="T10"><text:s/></text:span><text:span text:style-name="T10">'бурн',</text:span></text:p>
            <text:p text:style-name="P4"><text:span text:style-name="T10"><text:s/></text:span><text:span text:style-name="T10">'бюджетн',</text:span></text:p>
            <text:p text:style-name="P4"><text:span text:style-name="T10"><text:s/></text:span><text:span text:style-name="T10">'верхнебуреинск',</text:span></text:p>
            <text:p text:style-name="P4"><text:span text:style-name="T10"><text:s/></text:span><text:span text:style-name="T10">'власт',</text:span></text:p>
            <text:p text:style-name="P4"><text:span text:style-name="T10"><text:s/></text:span><text:span text:style-name="T10">'возьмет',</text:span></text:p>
            <text:p text:style-name="P4"><text:span text:style-name="T10"><text:s/></text:span><text:span text:style-name="T10">'войдет',</text:span></text:p>
            <text:p text:style-name="P4"><text:span text:style-name="T10"><text:s/></text:span><text:span text:style-name="T10">'вопрос',</text:span></text:p>
            <text:p text:style-name="P4"><text:span text:style-name="T10"><text:s/></text:span><text:span text:style-name="T10">'врем',</text:span></text:p>
            <text:p text:style-name="P4"><text:span text:style-name="T10"><text:s/></text:span><text:span text:style-name="T10">'втор',</text:span></text:p>
            <text:p text:style-name="P4"><text:span text:style-name="T10"><text:s/></text:span><text:span text:style-name="T10">'вызва',</text:span></text:p>
            <text:p text:style-name="P4"><text:span text:style-name="T10"><text:s/></text:span><text:span text:style-name="T10">'год', </text:span></text:p>
            <text:p text:style-name="P4"><text:span text:style-name="T10"><text:s text:c="2"/></text:span><text:span text:style-name="T10">...</text:span></text:p>
            <text:p text:style-name="P4"><text:span text:style-name="T10"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0" draw:text-style-name="P5" draw:layer="layout" svg:width="21.8cm" svg:height="9.526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частотный анализ текстов по словарю</text:span></text:p>
            <text:p text:style-name="P2"><text:span text:style-name="T6"/></text:p>
            <text:p text:style-name="P2"><text:span text:style-name="T11">простой </text:span><text:span text:style-name="T6">частотный анализ</text:span></text:p>
            <text:p text:style-name="P2"><text:span text:style-name="T11">считаем </text:span><text:span text:style-name="T6">в тексте t количество повторов x</text:span><text:span text:style-name="T12">i</text:span><text:span text:style-name="T6"> каждого слова v</text:span><text:span text:style-name="T12">i</text:span><text:span text:style-name="T6"> из словаря V</text:span></text:p>
            <text:p text:style-name="P2"><text:span text:style-name="T6"/></text:p>
            <text:p text:style-name="P2"><text:span text:style-name="T6"/></text:p>
            <text:p text:style-name="P8"><text:span text:style-name="T6"/></text:p>
            <text:p text:style-name="P2"><text:span text:style-name="T6">текст должен содержать слова в достаточном количеств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0" draw:text-style-name="P5" draw:layer="layout" svg:width="21.8cm" svg:height="9.526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частотный анализ текстов по словарю</text:span></text:p>
            <text:p text:style-name="P2"><text:span text:style-name="T6"/></text:p>
            <text:p text:style-name="P2"><text:span text:style-name="T11">простой </text:span><text:span text:style-name="T6">частотный анализ</text:span></text:p>
            <text:p text:style-name="P2"><text:span text:style-name="T11">считаем </text:span><text:span text:style-name="T6">в тексте t количество повторов x</text:span><text:span text:style-name="T12">i</text:span><text:span text:style-name="T6"> каждого слова v</text:span><text:span text:style-name="T12">i</text:span><text:span text:style-name="T6"> из словаря V</text:span></text:p>
            <text:p text:style-name="P2"><text:span text:style-name="T6"/></text:p>
            <text:p text:style-name="P2"><text:span text:style-name="T6">значения x зависят от размера текста t,</text:span></text:p>
            <text:p text:style-name="P2"><text:span text:style-name="T6">чем больше текст тем больше повторов</text:span></text:p>
            <text:p text:style-name="P2"><text:span text:style-name="T6"/></text:p>
            <text:p text:style-name="P2"><text:span text:style-name="T6">нормализованны частотный анализ (TF, term frequency)</text:span></text:p>
            <text:p text:style-name="P2"><text:span text:style-name="T6">значения частоты x делятся на общее число слов в тексте t.</text:span></text:p>
            <text:p text:style-name="P2"><text:span text:style-name="T6"/></text:p>
            <text:p text:style-name="P2"><text:span text:style-name="T6">TF(t,V) = x(t,V) / size(t)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1" draw:text-style-name="P5" draw:layer="layout" svg:width="21.8cm" svg:height="13.971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частотный анализ текстов по словарю</text:span></text:p>
            <text:p text:style-name="P2"><text:span text:style-name="T6"/></text:p>
            <text:p text:style-name="P2"><text:span text:style-name="T9">Удалять часто употребляемые слова или нет?</text:span></text:p>
            <text:p text:style-name="P2"><text:span text:style-name="T6"><text:s/></text:span></text:p>
            <text:p text:style-name="P2"><text:span text:style-name="T6"><text:s/>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1" draw:text-style-name="P5" draw:layer="layout" svg:width="21.8cm" svg:height="13.971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частотный анализ текстов по словарю</text:span></text:p>
            <text:p text:style-name="P2"><text:span text:style-name="T6"/></text:p>
            <text:p text:style-name="P2"><text:span text:style-name="T9">Удалять часто употребляемые слова или нет?</text:span></text:p>
            <text:p text:style-name="P2"><text:span text:style-name="T6"><text:s/></text:span></text:p>
            <text:p text:style-name="P2"><text:span text:style-name="T6">TF-IDF - компромиссный вариант формирования вектор-признаков. </text:span></text:p>
            <text:p text:style-name="P2"><text:span text:style-name="T6"><text:s/></text:span></text:p>
            <text:p text:style-name="P2"><text:span text:style-name="T6">не выбрасывает часто употребляемые слова из словаря </text:span></text:p>
            <text:p text:style-name="P2"><text:span text:style-name="T6">но уменьшает их вес в вектор-признак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1" draw:text-style-name="P5" draw:layer="layout" svg:width="21.8cm" svg:height="13.971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частотный анализ текстов по словарю</text:span></text:p>
            <text:p text:style-name="P2"><text:span text:style-name="T6"/></text:p>
            <text:p text:style-name="P2"><text:span text:style-name="T9">Удалять часто употребляемые слова или нет?</text:span></text:p>
            <text:p text:style-name="P2"><text:span text:style-name="T6"><text:s/></text:span></text:p>
            <text:p text:style-name="P2"><text:span text:style-name="T6">TF-IDF - компромиссный вариант формирования вектор-признаков. </text:span></text:p>
            <text:p text:style-name="P2"><text:span text:style-name="T6"><text:s/></text:span></text:p>
            <text:p text:style-name="P2"><text:span text:style-name="T6">не выбрасывает часто употребляемые слова из словаря </text:span></text:p>
            <text:p text:style-name="P2"><text:span text:style-name="T6">но уменьшает их вес в вектор-признаке </text:span></text:p>
            <text:p text:style-name="P2"><text:span text:style-name="T6"/></text:p>
            <text:p text:style-name="P2"><text:span text:style-name="T6"><text:s/></text:span><text:span text:style-name="T6">коэффициент обратной частоты IDF (inverse document frequency)</text:span></text:p>
            <text:p text:style-name="P2"><text:span text:style-name="T6">чем чаще встречается слово тем меньше значение его IDF</text:span></text:p>
            <text:p text:style-name="P2"><text:span text:style-name="T6"/></text:p>
            <text:p text:style-name="P2"><text:span text:style-name="T11">IDF(v) = log size(T) / size( T(</text:span><text:span text:style-name="T6">v) <text:s/>)</text:span></text:p>
            <text:p text:style-name="P2"><text:span text:style-name="T6"/></text:p>
            <text:p text:style-name="P2"><text:span text:style-name="T6">количество текстов T </text:span></text:p>
            <text:p text:style-name="P2"><text:span text:style-name="T6">разделить на</text:span></text:p>
            <text:p text:style-name="P2"><text:span text:style-name="T11">количество текстов T содержащих слово </text:span><text:span text:style-name="T6">v</text:span></text:p>
            <text:p text:style-name="P2"><text:span text:style-name="T6"/></text:p>
            <text:p text:style-name="P2"><text:span text:style-name="T6">TF-IDF(t,T,v) = TF(t,v) * IDF(v,T)</text:span></text:p>
            <text:p text:style-name="P2"><text:span text:style-name="T6"><text:s/></text:span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1" draw:text-style-name="P5" draw:layer="layout" svg:width="21.8cm" svg:height="13.971cm" svg:x="3.2cm" svg:y="4.154cm">
          <draw:text-box>
            <text:p text:style-name="P2"><text:span text:style-name="T4">извлечение признаков из текста</text:span></text:p>
            <text:p text:style-name="P2"><text:span text:style-name="T5">частотный анализ текстов по словарю</text:span></text:p>
            <text:p text:style-name="P2"><text:span text:style-name="T9"/></text:p>
            <text:p text:style-name="P2"><text:span text:style-name="T9">хэш-векторизация</text:span></text:p>
            <text:p text:style-name="P2"><text:span text:style-name="T13"/></text:p>
            <text:p text:style-name="P2"><text:span text:style-name="T13">заменяем слова на их хэш ограниченной длины</text:span></text:p>
            <text:p text:style-name="P2"><text:span text:style-name="T13"/></text:p>
            <text:p text:style-name="P2"><text:span text:style-name="T13">сокращаем размер словаря </text:span></text:p>
            <text:p text:style-name="P2"><text:span text:style-name="T13">и число признаков</text:span></text:p>
            <text:p text:style-name="P2"><text:span text:style-name="T13"/></text:p>
            <text:p text:style-name="P2"><text:span text:style-name="T13">экономия ресурсов для больших датасетов</text:span></text:p>
            <text:p text:style-name="P2"><text:span text:style-name="T6"><text:s/></text:span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1" draw:text-style-name="P13" draw:layer="layout" svg:width="21.8cm" svg:height="13.971cm" svg:x="3.2cm" svg:y="4.154cm">
          <draw:text-box>
            <text:p text:style-name="P11"><text:span text:style-name="T4">практическое применение</text:span></text:p>
            <text:p text:style-name="P11"><text:span text:style-name="T4"/></text:p>
            <text:p text:style-name="P11"><text:span text:style-name="T4">сортировка по заданным темам</text:span><text:span text:style-name="T7"> - классификация</text:span></text:p>
            <text:p text:style-name="P11"><text:span text:style-name="T7">собираем и размечаем тексты </text:span></text:p>
            <text:p text:style-name="P11"><text:span text:style-name="T7">чистим текст</text:span></text:p>
            <text:p text:style-name="P11"><text:span text:style-name="T7">применяем частотный анализ</text:span></text:p>
            <text:p text:style-name="P11"><text:span text:style-name="T7">обучаем классификатор</text:span></text:p>
            <text:p text:style-name="P11"><text:span text:style-name="T7">тестируем </text:span></text:p>
            <text:p text:style-name="P12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1" draw:text-style-name="P13" draw:layer="layout" svg:width="21.8cm" svg:height="13.971cm" svg:x="3.2cm" svg:y="4.154cm">
          <draw:text-box>
            <text:p text:style-name="P11"><text:span text:style-name="T4">практическое применение</text:span></text:p>
            <text:p text:style-name="P11"><text:span text:style-name="T4"/></text:p>
            <text:p text:style-name="P11"><text:span text:style-name="T4">сортировка по заданным темам</text:span><text:span text:style-name="T7"> - классификация</text:span></text:p>
            <text:p text:style-name="P11"><text:span text:style-name="T7">собираем и размечаем тексты </text:span></text:p>
            <text:p text:style-name="P11"><text:span text:style-name="T7">чистим текст</text:span></text:p>
            <text:p text:style-name="P11"><text:span text:style-name="T7">применяем частотный анализ</text:span></text:p>
            <text:p text:style-name="P11"><text:span text:style-name="T7">обучаем классификатор</text:span></text:p>
            <text:p text:style-name="P11"><text:span text:style-name="T7">тестируем </text:span></text:p>
            <text:p text:style-name="P12"><text:span text:style-name="T7"/></text:p>
            <text:p text:style-name="P12"><text:span text:style-name="T7"/></text:p>
            <text:p text:style-name="P12"><text:span text:style-name="T14">определение авторства</text:span><text:span text:style-name="T7"> - классификация</text:span></text:p>
            <text:p text:style-name="P12"><text:span text:style-name="T7">собираем и размечаем тексты </text:span></text:p>
            <text:p text:style-name="P12"><text:span text:style-name="T7">чистим текст (частота употребления предлогов - важный признак)</text:span></text:p>
            <text:p text:style-name="P12"><text:span text:style-name="T7">применяем частотный анализ</text:span></text:p>
            <text:p text:style-name="P12"><text:span text:style-name="T7">обучаем классификатор</text:span></text:p>
            <text:p text:style-name="P12"><text:span text:style-name="T7">тестируем </text:span></text:p>
            <text:p text:style-name="P14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11" draw:text-style-name="P13" draw:layer="layout" svg:width="21.8cm" svg:height="14.606cm" svg:x="3.2cm" svg:y="4.154cm">
          <draw:text-box>
            <text:p text:style-name="P11"><text:span text:style-name="T4">практическое применение</text:span></text:p>
            <text:p text:style-name="P11"><text:span text:style-name="T4"/></text:p>
            <text:p text:style-name="P11"><text:span text:style-name="T4">сортировка по заданным темам</text:span><text:span text:style-name="T7"> - классификация</text:span></text:p>
            <text:p text:style-name="P11"><text:span text:style-name="T7">собираем и размечаем тексты </text:span></text:p>
            <text:p text:style-name="P11"><text:span text:style-name="T7">чистим текст</text:span></text:p>
            <text:p text:style-name="P11"><text:span text:style-name="T7">применяем частотный анализ</text:span></text:p>
            <text:p text:style-name="P11"><text:span text:style-name="T7">обучаем классификатор</text:span></text:p>
            <text:p text:style-name="P11"><text:span text:style-name="T7">тестируем </text:span></text:p>
            <text:p text:style-name="P12"><text:span text:style-name="T7"/></text:p>
            <text:p text:style-name="P12"><text:span text:style-name="T7"/></text:p>
            <text:p text:style-name="P12"><text:span text:style-name="T14">определение авторства</text:span><text:span text:style-name="T7"> - классификация</text:span></text:p>
            <text:p text:style-name="P12"><text:span text:style-name="T7">собираем и размечаем тексты </text:span></text:p>
            <text:p text:style-name="P12"><text:span text:style-name="T7">чистим текст (частота употребления предлогов - важный признак)</text:span></text:p>
            <text:p text:style-name="P12"><text:span text:style-name="T7">применяем частотный анализ</text:span></text:p>
            <text:p text:style-name="P12"><text:span text:style-name="T7">обучаем классификатор</text:span></text:p>
            <text:p text:style-name="P12"><text:span text:style-name="T7">тестируем </text:span></text:p>
            <text:p text:style-name="P12"><text:span text:style-name="T7"/></text:p>
            <text:p text:style-name="P12"><text:span text:style-name="T7"/></text:p>
            <text:p text:style-name="P14"><text:span text:style-name="T14">поиск похожих текстов</text:span><text:span text:style-name="T11"> </text:span><text:span text:style-name="T7">- кластеризация </text:span></text:p>
            <text:p text:style-name="P12"><text:span text:style-name="T7">собираем тексты </text:span></text:p>
            <text:p text:style-name="P12"><text:span text:style-name="T7">чистим текст</text:span></text:p>
            <text:p text:style-name="P12"><text:span text:style-name="T7">применяем частотный анализ</text:span></text:p>
            <text:p text:style-name="P12"><text:span text:style-name="T7">выполняем кластеризацию (размечаем тексты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6" draw:text-style-name="P15" draw:layer="layout" svg:width="24.4cm" svg:height="11.089cm" svg:x="1.2cm" svg:y="4.6cm">
          <draw:text-box>
            <text:p><text:span text:style-name="T15">Литература</text:span></text:p>
            <text:p><text:span text:style-name="T16"/></text:p>
            <text:p><text:span text:style-name="T16"/></text:p>
            <text:p><text:span text:style-name="T16">git clone </text:span><text:span text:style-name="T17">https://github.com/mechanoid5/ml_lectorium.git</text:span></text:p>
            <text:p><text:span text:style-name="T16"/></text:p>
            <text:p><text:span text:style-name="T16"/></text:p>
            <text:p><text:span text:style-name="T16">Евгений Борисов <text:s text:c="2"/>Автоматизированная обработка текстов на естественном языке, с использованием инструментов языка </text:span><text:span text:style-name="T18">Python http://mechanoid.kiev.ua/ml-text-proc.html</text:span></text:p>
            <text:p><text:span text:style-name="T18"/></text:p>
            <text:p><text:span text:style-name="T18"/></text:p>
            <text:p><text:span text:style-name="T18"/></text:p>
          </draw:text-box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2" draw:text-style-name="P16" draw:layer="layout" svg:width="25.199cm" svg:height="15.2cm" svg:x="1.4cm" svg:y="4cm" presentation:class="subtitle" presentation:user-transformed="true">
          <draw:text-box>
            <text:p text:style-name="P2"><text:span text:style-name="T19">Вопросы ?</text:span></text:p>
          </draw:text-box>
        </draw:frame>
        <draw:frame draw:style-name="gr7" draw:text-style-name="P1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8" draw:text-style-name="P1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" draw:text-style-name="P1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" draw:text-style-name="P19" draw:layer="layout" svg:width="13.2cm" svg:height="2.145cm" svg:x="6.8cm" svg:y="6.2cm">
          <draw:text-box>
            <text:p text:style-name="P18"><text:span text:style-name="T6">text</text:span></text:p>
            <text:p text:style-name="P18"><text:span text:style-name="T6"/></text:p>
          </draw:text-box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8:14:35.494657312</dc:date>
    <meta:editing-duration>P2DT10H58M7S</meta:editing-duration>
    <meta:editing-cycles>619</meta:editing-cycles>
    <meta:generator>LibreOffice/6.1.3.2$Linux_X86_64 LibreOffice_project/10$Build-2</meta:generator>
    <meta:document-statistic meta:object-count="115"/>
  </office:meta>
</office:document-meta>
</file>